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heads_20_1" draw:fill="solid" draw:fill-color="#ffffff" draw:textarea-horizontal-align="justify" draw:textarea-vertical-align="middle" draw:auto-grow-height="false" fo:min-height="11.35cm" fo:min-width="15.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5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5.8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7cm"/>
    </style:style>
    <style:style style:name="gr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75cm" fo:min-width="2.7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7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cm"/>
    </style:style>
    <style:style style:name="gr1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23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231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231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231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4.23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pt" style:font-size-asian="17pt" style:font-size-complex="17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999999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cm" svg:height="11.6cm" svg:x="0.6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.3cm" svg:height="1cm" svg:x="0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0.6cm" svg:y="4.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cm" svg:height="1cm" svg:x="0.6cm" svg:y="13.8cm">
          <text:p text:style-name="P1"><text:span text:style-name="T1">Items: 5 </text:span><text:s text:c="76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0.6cm" svg:y="4.2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2.6cm" svg:y="4.2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4.6cm" svg:y="4.2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0.6cm" svg:y="3.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2.6cm" svg:y="3.2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1cm" svg:x="6.5cm" svg:y="4.2cm">
          <text:p text:style-name="P1">New Ev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cm" svg:x="9.6cm" svg:y="4.2cm">
          <text:p text:style-name="P1">New Rec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0.6cm" svg:y="2.2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0.6cm" svg:y="5.2cm">
          <text:p text:style-name="P1">EventI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3.8cm" svg:y="5.2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0.6cm" svg:y="6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3.8cm" svg:y="6.2cm">
          <text:p text:style-name="P1"><text:span text:style-name="T2">17/10/199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cm" svg:x="0.6cm" svg:y="7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cm" svg:x="3.8cm" svg:y="7.2cm">
          <text:p text:style-name="P1">15/6/201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0.6cm" svg:y="8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3.8cm" svg:y="8.2cm">
          <text:p text:style-name="P1"><text:span text:style-name="T2">21/2/200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0.6cm" svg:y="9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3.8cm" svg:y="9.2cm">
          <text:p text:style-name="P1"><text:span text:style-name="T2">10/8/201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0.6cm" svg:y="10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3.8cm" svg:y="10.2cm">
          <text:p text:style-name="P1"><text:span text:style-name="T2">25/12/2009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0.6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3.8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0.6cm" svg:y="12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3.8cm" svg:y="12.2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8.4cm" svg:height="3.806cm" svg:x="7.2cm" svg:y="6.7cm">
          <draw:text-box>
            <text:p>Course code: E33\10</text:p>
            <text:p>Course distance: 10 Miles</text:p>
            <text:p>No. of records: 12</text:p>
            <text:p>Event reference ID: 3</text:p>
            <text:p/>
          </draw:text-box>
        </draw:frame>
        <draw:custom-shape draw:style-name="gr11" draw:text-style-name="P1" draw:layer="layout" svg:width="2.5cm" svg:height="1cm" svg:x="7.4cm" svg:y="5.4cm">
          <text:p text:style-name="P1">Event <text:s text:c="3"/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5cm" svg:y1="5.8cm" svg:x2="9.5cm" svg:y2="6.2cm">
          <text:p/>
        </draw:line>
        <draw:line draw:style-name="gr13" draw:text-style-name="P1" draw:layer="layout" svg:x1="7.9cm" svg:y1="4.5cm" svg:x2="9cm" svg:y2="1cm">
          <text:p/>
        </draw:line>
        <draw:line draw:style-name="gr13" draw:text-style-name="P1" draw:layer="layout" svg:x1="11.7cm" svg:y1="4.5cm" svg:x2="12.8cm" svg:y2="2cm">
          <text:p/>
        </draw:line>
        <draw:line draw:style-name="gr13" draw:text-style-name="P1" draw:layer="layout" svg:x1="5.7cm" svg:y1="4.4cm" svg:x2="5.7cm" svg:y2="1.6cm">
          <text:p/>
        </draw:line>
        <draw:line draw:style-name="gr13" draw:text-style-name="P1" draw:layer="layout" svg:x1="3.6cm" svg:y1="4.5cm" svg:x2="3cm" svg:y2="1.2cm">
          <text:p/>
        </draw:line>
        <draw:line draw:style-name="gr13" draw:text-style-name="P1" draw:layer="layout" svg:x1="9.7cm" svg:y1="6cm" svg:x2="15.8cm" svg:y2="6.9cm">
          <text:p/>
        </draw:line>
        <draw:frame draw:style-name="gr14" draw:text-style-name="P4" draw:layer="layout" svg:width="4.731cm" svg:height="0.962cm" svg:x="0.8cm" svg:y="0.2cm">
          <draw:text-box>
            <text:p text:style-name="P3"><text:span text:style-name="T3">See Figure 2.X</text:span></text:p>
          </draw:text-box>
        </draw:frame>
        <draw:frame draw:style-name="gr15" draw:text-style-name="P4" draw:layer="layout" svg:width="4.731cm" svg:height="0.962cm" svg:x="3.601cm" svg:y="0.7cm">
          <draw:text-box>
            <text:p text:style-name="P3"><text:span text:style-name="T3">See Figure 2.X</text:span></text:p>
          </draw:text-box>
        </draw:frame>
        <draw:frame draw:style-name="gr16" draw:text-style-name="P4" draw:layer="layout" svg:width="4.731cm" svg:height="0.962cm" svg:x="6.801cm" svg:y="0cm">
          <draw:text-box>
            <text:p text:style-name="P3"><text:span text:style-name="T3">See Figure 2.X</text:span></text:p>
          </draw:text-box>
        </draw:frame>
        <draw:frame draw:style-name="gr17" draw:text-style-name="P4" draw:layer="layout" svg:width="4.731cm" svg:height="0.962cm" svg:x="10.769cm" svg:y="0.838cm">
          <draw:text-box>
            <text:p text:style-name="P3"><text:span text:style-name="T3">See Figure 2.X</text:span></text:p>
          </draw:text-box>
        </draw:frame>
        <draw:frame draw:style-name="gr18" draw:text-style-name="P4" draw:layer="layout" svg:width="4.731cm" svg:height="0.962cm" svg:x="15.5cm" svg:y="6.4cm">
          <draw:text-box>
            <text:p text:style-name="P3"><text:span text:style-name="T3">See Figure 2.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9:40:23.239000000</meta:creation-date>
    <dc:date>2014-12-02T09:51:42.675000000</dc:date>
    <meta:editing-duration>PT12M34S</meta:editing-duration>
    <meta:editing-cycles>7</meta:editing-cycles>
    <meta:generator>LibreOffice/4.3.2.2$Windows_x86 LibreOffice_project/edfb5295ba211bd31ad47d0bad0118690f76407d</meta:generator>
    <meta:document-statistic meta:object-count="41"/>
  </office:meta>
</office:document-meta>
</file>